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0F2B5EFF1E3AE8E4.png" manifest:media-type="image/png"/>
  <manifest:file-entry manifest:full-path="Pictures/1000020100000280000001E0438A6103A2B32A7A.png" manifest:media-type="image/png"/>
  <manifest:file-entry manifest:full-path="Pictures/20000002000001CE0000015ADA048A3BB725808D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7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solid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5cm" svg:height="17.5cm" svg:x="2.25cm" svg:y="1cm">
            <draw:image xlink:href="Pictures/20000002000001CE0000015ADA048A3BB725808D.eps" xlink:type="simple" xlink:show="embed" xlink:actuate="onLoad">
              <text:p/>
            </draw:image>
          </draw:frame>
          <draw:frame draw:style-name="gr2" draw:text-style-name="P3" draw:layer="layout" svg:width="2.1cm" svg:height="1.242cm" svg:x="7.05cm" svg:y="5.05cm">
            <draw:text-box>
              <text:p text:style-name="P2"><text:span text:style-name="T1">(a)</text:span></text:p>
            </draw:text-box>
          </draw:frame>
          <draw:frame draw:style-name="gr2" draw:text-style-name="P3" draw:layer="layout" svg:width="2.1cm" svg:height="1.242cm" svg:x="15.35cm" svg:y="2.408cm">
            <draw:text-box>
              <text:p text:style-name="P2"><text:span text:style-name="T1">(b)</text:span></text:p>
            </draw:text-box>
          </draw:frame>
          <draw:frame draw:style-name="gr2" draw:text-style-name="P3" draw:layer="layout" svg:width="1.7cm" svg:height="1.242cm" svg:x="16.446cm" svg:y="5.15cm">
            <draw:text-box>
              <text:p text:style-name="P2"><text:span text:style-name="T1">(c)</text:span></text:p>
            </draw:text-box>
          </draw:frame>
        </draw:g>
        <draw:g>
          <draw:frame draw:style-name="gr3" draw:text-style-name="P1" draw:layer="layout" svg:width="8cm" svg:height="7.63cm" svg:x="4.087cm" svg:y="19.182cm">
            <draw:image xlink:href="Pictures/1000020100000280000001E00F2B5EFF1E3AE8E4.png" xlink:type="simple" xlink:show="embed" xlink:actuate="onLoad">
              <text:p/>
            </draw:image>
          </draw:frame>
          <draw:frame draw:style-name="gr2" draw:text-style-name="P3" draw:layer="layout" svg:width="2.1cm" svg:height="1.242cm" svg:x="11.55cm" svg:y="24.558cm">
            <draw:text-box>
              <text:p text:style-name="P2"><text:span text:style-name="T1">(a)</text:span></text:p>
            </draw:text-box>
          </draw:frame>
        </draw:g>
        <draw:frame draw:style-name="gr3" draw:text-style-name="P1" draw:layer="layout" svg:width="8cm" svg:height="7.63cm" svg:x="16.04cm" svg:y="19.18cm">
          <draw:image xlink:href="Pictures/1000020100000280000001E0438A6103A2B32A7A.png" xlink:type="simple" xlink:show="embed" xlink:actuate="onLoad">
            <text:p/>
          </draw:image>
        </draw:frame>
        <draw:frame draw:style-name="gr2" draw:text-style-name="P3" draw:layer="layout" svg:width="2.1cm" svg:height="1.242cm" svg:x="23.5cm" svg:y="24.56cm">
          <draw:text-box>
            <text:p text:style-name="P2"><text:span text:style-name="T1">(c)</text:span></text:p>
          </draw:text-box>
        </draw:frame>
        <draw:g>
          <draw:frame draw:style-name="gr4" draw:text-style-name="P4" draw:layer="layout" svg:width="1.9cm" svg:height="1.046cm" svg:x="6.2cm" svg:y="18.5cm">
            <draw:text-box>
              <text:p text:style-name="P2"><text:span text:style-name="T2">E</text:span></text:p>
            </draw:text-box>
          </draw:frame>
          <draw:frame draw:style-name="gr5" draw:text-style-name="P4" draw:layer="layout" svg:width="2cm" svg:height="1.546cm" svg:x="9.95cm" svg:y="19.124cm">
            <draw:text-box>
              <text:p text:style-name="P2"><text:span text:style-name="T2">FPm</text:span></text:p>
            </draw:text-box>
          </draw:frame>
          <draw:frame draw:style-name="gr5" draw:text-style-name="P4" draw:layer="layout" svg:width="2.4cm" svg:height="1.546cm" svg:x="11.15cm" svg:y="22.339cm">
            <draw:text-box>
              <text:p text:style-name="P2"><text:span text:style-name="T2">FVP</text:span></text:p>
            </draw:text-box>
          </draw:frame>
          <draw:frame draw:style-name="gr6" draw:text-style-name="P4" draw:layer="layout" svg:width="1.6cm" svg:height="1.131cm" svg:x="9.85cm" svg:y="25.57cm">
            <draw:text-box>
              <text:p text:style-name="P2"><text:span text:style-name="T2">Sl</text:span></text:p>
            </draw:text-box>
          </draw:frame>
          <draw:frame draw:style-name="gr6" draw:text-style-name="P4" draw:layer="layout" svg:width="2.5cm" svg:height="1.131cm" svg:x="5.75cm" svg:y="26.339cm">
            <draw:text-box>
              <text:p text:style-name="P2"><text:span text:style-name="T2">Pd</text:span></text:p>
            </draw:text-box>
          </draw:frame>
          <draw:frame draw:style-name="gr6" draw:text-style-name="P4" draw:layer="layout" svg:width="2cm" svg:height="1.131cm" svg:x="3.25cm" svg:y="24.239cm">
            <draw:text-box>
              <text:p text:style-name="P2"><text:span text:style-name="T2">Mp</text:span></text:p>
            </draw:text-box>
          </draw:frame>
          <draw:frame draw:style-name="gr6" draw:text-style-name="P4" draw:layer="layout" svg:width="2.1cm" svg:height="1.131cm" svg:x="3.25cm" svg:y="20.539cm">
            <draw:text-box>
              <text:p text:style-name="P2"><text:span text:style-name="T2">CP</text:span></text:p>
            </draw:text-box>
          </draw:frame>
        </draw:g>
        <draw:g>
          <draw:frame draw:style-name="gr4" draw:text-style-name="P4" draw:layer="measurelines" svg:width="1.9cm" svg:height="1.046cm" svg:x="18.1cm" svg:y="18.5cm">
            <draw:text-box>
              <text:p text:style-name="P2"><text:span text:style-name="T2">E</text:span></text:p>
            </draw:text-box>
          </draw:frame>
          <draw:frame draw:style-name="gr5" draw:text-style-name="P4" draw:layer="measurelines" svg:width="2cm" svg:height="1.546cm" svg:x="21.85cm" svg:y="19.124cm">
            <draw:text-box>
              <text:p text:style-name="P2"><text:span text:style-name="T2">FPm</text:span></text:p>
            </draw:text-box>
          </draw:frame>
          <draw:frame draw:style-name="gr5" draw:text-style-name="P4" draw:layer="measurelines" svg:width="2.4cm" svg:height="1.546cm" svg:x="23.05cm" svg:y="22.339cm">
            <draw:text-box>
              <text:p text:style-name="P2"><text:span text:style-name="T2">FVP</text:span></text:p>
            </draw:text-box>
          </draw:frame>
          <draw:frame draw:style-name="gr6" draw:text-style-name="P4" draw:layer="measurelines" svg:width="1.6cm" svg:height="1.131cm" svg:x="21.75cm" svg:y="25.57cm">
            <draw:text-box>
              <text:p text:style-name="P2"><text:span text:style-name="T2">Sl</text:span></text:p>
            </draw:text-box>
          </draw:frame>
          <draw:frame draw:style-name="gr6" draw:text-style-name="P4" draw:layer="measurelines" svg:width="2.5cm" svg:height="1.131cm" svg:x="17.65cm" svg:y="26.339cm">
            <draw:text-box>
              <text:p text:style-name="P2"><text:span text:style-name="T2">Pd</text:span></text:p>
            </draw:text-box>
          </draw:frame>
          <draw:frame draw:style-name="gr6" draw:text-style-name="P4" draw:layer="measurelines" svg:width="2cm" svg:height="1.131cm" svg:x="15.15cm" svg:y="24.239cm">
            <draw:text-box>
              <text:p text:style-name="P2"><text:span text:style-name="T2">Mp</text:span></text:p>
            </draw:text-box>
          </draw:frame>
          <draw:frame draw:style-name="gr6" draw:text-style-name="P4" draw:layer="measurelines" svg:width="2.1cm" svg:height="1.131cm" svg:x="15.15cm" svg:y="20.539cm">
            <draw:text-box>
              <text:p text:style-name="P2"><text:span text:style-name="T2">CP</text:span></text:p>
            </draw:text-box>
          </draw:frame>
        </draw:g>
        <draw:frame draw:style-name="gr7" draw:text-style-name="P6" draw:layer="layout" svg:width="3.5cm" svg:height="0.831cm" svg:x="10.1cm" svg:y="21.004cm">
          <draw:text-box>
            <text:p text:style-name="P5"><text:span text:style-name="T3">2017-08-12</text:span></text:p>
          </draw:text-box>
        </draw:frame>
        <draw:frame draw:style-name="gr7" draw:text-style-name="P6" draw:layer="layout" svg:width="3.5cm" svg:height="0.831cm" svg:x="22cm" svg:y="21.005cm">
          <draw:text-box>
            <text:p text:style-name="P5"><text:span text:style-name="T3">2017-10-0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11T20:45:44.680100901</dc:date>
    <meta:editing-duration>PT1H11M14S</meta:editing-duration>
    <meta:editing-cycles>12</meta:editing-cycles>
    <meta:generator>LibreOffice/5.1.6.2$Linux_X86_64 LibreOffice_project/10m0$Build-2</meta:generator>
    <meta:document-statistic meta:object-count="28"/>
  </office:meta>
</office:document-meta>
</file>